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0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114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6.8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7.41cm"/>
    </style:style>
    <style:style style:name="gr13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1.926cm" fo:min-width="7.3cm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024cm" style:use-optimal-column-width="false"/>
    </style:style>
    <style:style style:name="co4" style:family="table-column">
      <style:table-column-properties style:column-width="1.195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co6" style:family="table-column">
      <style:table-column-properties style:column-width="2.226cm" style:use-optimal-column-width="false"/>
    </style:style>
    <style:style style:name="co7" style:family="table-column">
      <style:table-column-properties style:column-width="2.268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0.7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</style:style>
    <style:style style:name="T1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style:font-name="Courier New" fo:font-size="16pt" fo:language="en" fo:country="US" style:font-size-asian="16pt" style:font-size-complex="16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5">Централь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7.614cm" svg:height="2.487cm" svg:x="0.4cm" svg:y="1.629cm">
          <draw:text-box>
            <text:p text:style-name="P7"><text:span text:style-name="T9">1. Начальное состояние.</text:span></text:p>
            <text:p text:style-name="P7"><text:span text:style-name="T9"/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5">Централь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2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BBB</text:span></text:p>
              </table:table-cell>
              <table:table-cell>
                <text:p text:style-name="P2"><text:span text:style-name="T11">ЦУ-02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BBB</text:span></text:p>
              </table:table-cell>
              <table:table-cell>
                <text:p text:style-name="P2"><text:span text:style-name="T11">ЦУ-02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1" draw:text-style-name="P8" draw:layer="layout" svg:width="7.318cm" svg:height="2.487cm" svg:x="0.4cm" svg:y="1.629cm">
          <draw:text-box>
            <text:p text:style-name="P7"><text:span text:style-name="T9">2. Центральный узел</text:span></text:p>
            <text:p text:style-name="P7"><text:span text:style-name="T9"><text:s text:c="3"/></text:span><text:span text:style-name="T9">изменяет запись</text:span></text:p>
            <text:p text:style-name="P7"><text:span text:style-name="T9"><text:s text:c="3"/></text:span><text:span text:style-name="T9">и отправляет её в</text:span></text:p>
            <text:p text:style-name="P7"><text:span text:style-name="T9"><text:s text:c="3"/></text:span><text:span text:style-name="T9">периферийные узлы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5">Централь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2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2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2" draw:text-style-name="P8" draw:layer="layout" svg:width="7.91cm" svg:height="3.605cm" svg:x="0.4cm" svg:y="1.629cm">
          <draw:text-box>
            <text:p text:style-name="P7"><text:span text:style-name="T9">3. Периферийные узлы</text:span></text:p>
            <text:p text:style-name="P7"><text:span text:style-name="T9"><text:s text:c="3"/></text:span><text:span text:style-name="T9">принимают сообщения</text:span></text:p>
            <text:p text:style-name="P7"><text:span text:style-name="T9"><text:s text:c="3"/></text:span><text:span text:style-name="T9">и изменяют свои записи</text:span></text:p>
            <text:p text:style-name="P7"><text:span text:style-name="T9"/></text:p>
            <text:p text:style-name="P7"><text:span text:style-name="T9">Конечное состояние.</text:span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3" draw:text-style-name="P8" draw:layer="layout" svg:width="7.8cm" svg:height="2.176cm" svg:x="1cm" svg:y="17.624cm">
          <draw:text-box>
            <text:p text:style-name="P7"><text:span text:style-name="T9">Периферийный узел всегда</text:span></text:p>
            <text:p text:style-name="P7"><text:span text:style-name="T9">обязан принять сообщение</text:span></text:p>
            <text:p text:style-name="P7"><text:span text:style-name="T9">от центрального узла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7:36:56.300000000</meta:creation-date>
    <dc:date>2021-02-04T22:41:52.104000000</dc:date>
    <meta:editing-duration>PT2H11M27S</meta:editing-duration>
    <meta:editing-cycles>23</meta:editing-cycles>
    <meta:generator>LibreOffice/5.4.7.2$Windows_X86_64 LibreOffice_project/c838ef25c16710f8838b1faec480ebba495259d0</meta:generator>
    <meta:document-statistic meta:object-count="127"/>
  </office:meta>
</office:document-meta>
</file>